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917in" fo:margin-left="0in" fo:margin-right="-0.0049in" table:align="margins" style:may-break-between-rows="false"/>
    </style:style>
    <style:style style:name="Table1.A" style:family="table-column">
      <style:table-column-properties style:column-width="2.0951in" style:rel-column-width="19364*"/>
    </style:style>
    <style:style style:name="Table1.B" style:family="table-column">
      <style:table-column-properties style:column-width="4.9965in" style:rel-column-width="46171*"/>
    </style:style>
    <style:style style:name="Table1.A1" style:family="table-cell">
      <style:table-cell-properties fo:background-color="#e6e6e6" fo:padding="0.0382in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e6e6e6" fo:padding="0.0382in" fo:border="1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Frame_20_contents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33239b" style:font-weight-asian="bold" style:font-weight-complex="bold"/>
    </style:style>
    <style:style style:name="P3" style:family="paragraph" style:parent-style-name="Standard">
      <style:text-properties officeooo:paragraph-rsid="0033239b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0pt" officeooo:paragraph-rsid="0033239b" style:font-size-asian="10pt" style:font-size-complex="10pt"/>
    </style:style>
    <style:style style:name="P5" style:family="paragraph" style:parent-style-name="Table_20_Heading">
      <style:text-properties fo:font-size="10pt" officeooo:rsid="00309387" officeooo:paragraph-rsid="0033239b"/>
    </style:style>
    <style:style style:name="P6" style:family="paragraph" style:parent-style-name="Table_20_Heading">
      <style:text-properties officeooo:rsid="00309387" officeooo:paragraph-rsid="0033239b"/>
    </style:style>
    <style:style style:name="P7" style:family="paragraph" style:parent-style-name="Text_20_body">
      <style:text-properties officeooo:rsid="00375f4b" officeooo:paragraph-rsid="00375f4b"/>
    </style:style>
    <style:style style:name="P8" style:family="paragraph" style:parent-style-name="Text_20_body">
      <style:text-properties officeooo:paragraph-rsid="00375f4b"/>
    </style:style>
    <style:style style:name="T1" style:family="text">
      <style:text-properties officeooo:rsid="001643b7"/>
    </style:style>
    <style:style style:name="T2" style:family="text">
      <style:text-properties officeooo:rsid="00375f4b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style:shadow="none" draw:shadow-opacity="100%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mo <text:span text:style-name="T1">Partner List View </text:span>Report</text:h>
      <text:p text:style-name="P8"><text:span text:style-name="T2">The variable `objects` contains the record set for which the report is generated.</text:span></text:p>
      <text:p text:style-name="P7">This example shows how to iterate on the records to generate a list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Address Type</text:p>
          </table:table-cell>
          <table:table-cell table:style-name="Table1.B1" office:value-type="string">
            <text:p text:style-name="P6">Address</text:p>
          </table:table-cell>
        </table:table-row>
        <table:table-row>
          <table:table-cell table:style-name="Table1.A2" table:number-columns-spanned="2" office:value-type="string">
            <text:p text:style-name="P3"><text:text-input text:description="&lt;for each=&quot;oneaddress in objects&quot;&gt;">starts for loop</text:text-input> </text:p>
          </table:table-cell>
          <table:covered-table-cell/>
        </table:table-row>
        <table:table-row>
          <table:table-cell table:style-name="Table1.A3" office:value-type="string">
            <text:p text:style-name="P2"><draw:frame draw:style-name="fr1" draw:name="image: asimage(oneaddress.image)" text:anchor-type="paragraph" svg:y="0.0799in" svg:width="1.7181in" draw:z-index="0"><draw:text-box fo:min-height="0.5638in"><text:p text:style-name="P1"/></draw:text-box></draw:frame> <text:text-input text:description="&lt;oneaddress.name&gt;">Name</text:text-input> </text:p>
          </table:table-cell>
          <table:table-cell table:style-name="Table1.A2" office:value-type="string">
            <text:p text:style-name="P3"><text:text-input text:description="&lt;oneaddress.function&gt;">Function</text:text-input> </text:p>
            <text:p text:style-name="P3"><text:text-input text:description="&lt;oneaddress.street&gt;">Street</text:text-input> <text:text-input text:description="&lt;oneaddress.city and ', '+oneaddress.city&gt;">, City</text:text-input> <text:text-input text:description="&lt;oneaddress.zip and ' '+oneaddress.zip&gt;"> ZIP</text:text-input> <text:text-input text:description="&lt;oneaddress.country_id and ', '+oneaddress.country_id.name&gt;">, Country</text:text-input> </text:p>
          </table:table-cell>
        </table:table-row>
        <table:table-row>
          <table:table-cell table:style-name="Table1.A2" table:number-columns-spanned="2" office:value-type="string">
            <text:p text:style-name="P3"><text:text-input text:description="&lt;/for&gt;">ends for loop</text:text-input> 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shadow="none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#ffff66" style:writing-mode="lr-tb" draw:fill="solid" draw:fill-color="#ffff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8-06-20T10:37:55.089808643</dc:date>
    <meta:editing-duration>P1DT1H21M49S</meta:editing-duration>
    <meta:editing-cycles>204</meta:editing-cycles>
    <meta:generator>LibreOffice/5.1.6.2$Linux_X86_64 LibreOffice_project/10m0$Build-2</meta:generator>
    <dc:title>Aeroo Reports demo template, developed by Alistek</dc:title>
    <meta:document-statistic meta:table-count="1" meta:image-count="0" meta:object-count="0" meta:page-count="1" meta:paragraph-count="11" meta:word-count="67" meta:character-count="293" meta:non-whitespace-character-count="246"/>
    <meta:user-defined meta:name="Info 1"/>
    <meta:user-defined meta:name="Info 2"/>
    <meta:user-defined meta:name="Info 3"/>
    <meta:user-defined meta:name="Info 4"/>
  </office:meta>
</office:document-meta>
</file>